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5in" style:font-size-asian="0.75in" style:font-size-complex="0.7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7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1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5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6666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0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2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4">
      <text:list-level-style-number text:level="1" style:num-format="1" style:num-suffix=")">
        <style:list-level-properties text:space-before="0in"/>
        <style:text-properties fo:color="#000000" fo:font-size="100%"/>
      </text:list-level-style-number>
      <text:list-level-style-number text:level="2" style:num-format="1" style:num-suffix=")">
        <style:list-level-properties text:space-before="0.75in"/>
        <style:text-properties fo:color="#000000" fo:font-size="100%"/>
      </text:list-level-style-number>
      <text:list-level-style-number text:level="3" style:num-format="1" style:num-suffix=")">
        <style:list-level-properties text:space-before="1.25in"/>
        <style:text-properties fo:color="#000000" fo:font-size="100%"/>
      </text:list-level-style-number>
      <text:list-level-style-number text:level="4" style:num-format="1" style:num-suffix=")">
        <style:list-level-properties text:space-before="1.75in"/>
        <style:text-properties fo:color="#000000" fo:font-size="100%"/>
      </text:list-level-style-number>
      <text:list-level-style-number text:level="5" style:num-format="1" style:num-suffix=")">
        <style:list-level-properties text:space-before="2.25in"/>
        <style:text-properties fo:color="#000000" fo:font-size="100%"/>
      </text:list-level-style-number>
      <text:list-level-style-number text:level="6" style:num-format="1" style:num-suffix=")">
        <style:list-level-properties text:space-before="2.75in"/>
        <style:text-properties fo:color="#000000" fo:font-size="100%"/>
      </text:list-level-style-number>
      <text:list-level-style-number text:level="7" style:num-format="1" style:num-suffix=")">
        <style:list-level-properties text:space-before="3.25in"/>
        <style:text-properties fo:color="#000000" fo:font-size="100%"/>
      </text:list-level-style-number>
      <text:list-level-style-number text:level="8" style:num-format="1" style:num-suffix=")">
        <style:list-level-properties text:space-before="3.75in"/>
        <style:text-properties fo:color="#000000" fo:font-size="100%"/>
      </text:list-level-style-number>
      <text:list-level-style-number text:level="9" style:num-format="1" style:num-suffix=")">
        <style:list-level-properties text:space-before="4.25in"/>
        <style:text-properties fo:color="#000000" fo:font-size="100%"/>
      </text:list-level-style-number>
    </text:list-style>
    <text:list-style style:name="a675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1" style:num-suffix=")">
        <style:list-level-properties text:space-before="0in"/>
        <style:text-properties fo:color="#000000" fo:font-size="100%"/>
      </text:list-level-style-number>
      <text:list-level-style-number text:level="2" style:num-format="1" style:num-suffix=")">
        <style:list-level-properties text:space-before="0.75in"/>
        <style:text-properties fo:color="#000000" fo:font-size="100%"/>
      </text:list-level-style-number>
      <text:list-level-style-number text:level="3" style:num-format="1" style:num-suffix=")">
        <style:list-level-properties text:space-before="1.25in"/>
        <style:text-properties fo:color="#000000" fo:font-size="100%"/>
      </text:list-level-style-number>
      <text:list-level-style-number text:level="4" style:num-format="1" style:num-suffix=")">
        <style:list-level-properties text:space-before="1.75in"/>
        <style:text-properties fo:color="#000000" fo:font-size="100%"/>
      </text:list-level-style-number>
      <text:list-level-style-number text:level="5" style:num-format="1" style:num-suffix=")">
        <style:list-level-properties text:space-before="2.25in"/>
        <style:text-properties fo:color="#000000" fo:font-size="100%"/>
      </text:list-level-style-number>
      <text:list-level-style-number text:level="6" style:num-format="1" style:num-suffix=")">
        <style:list-level-properties text:space-before="2.75in"/>
        <style:text-properties fo:color="#000000" fo:font-size="100%"/>
      </text:list-level-style-number>
      <text:list-level-style-number text:level="7" style:num-format="1" style:num-suffix=")">
        <style:list-level-properties text:space-before="3.25in"/>
        <style:text-properties fo:color="#000000" fo:font-size="100%"/>
      </text:list-level-style-number>
      <text:list-level-style-number text:level="8" style:num-format="1" style:num-suffix=")">
        <style:list-level-properties text:space-before="3.75in"/>
        <style:text-properties fo:color="#000000" fo:font-size="100%"/>
      </text:list-level-style-number>
      <text:list-level-style-number text:level="9" style:num-format="1" style:num-suffix=")">
        <style:list-level-properties text:space-before="4.25in"/>
        <style:text-properties fo:color="#000000" fo:font-size="100%"/>
      </text:list-level-style-number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0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number text:level="1" style:num-format="1" style:num-suffix=")">
        <style:list-level-properties text:space-before="0in"/>
        <style:text-properties fo:color="#000000" fo:font-size="100%"/>
      </text:list-level-style-number>
      <text:list-level-style-number text:level="2" style:num-format="1" style:num-suffix=")">
        <style:list-level-properties text:space-before="0.75in"/>
        <style:text-properties fo:color="#000000" fo:font-size="100%"/>
      </text:list-level-style-number>
      <text:list-level-style-number text:level="3" style:num-format="1" style:num-suffix=")">
        <style:list-level-properties text:space-before="1.25in"/>
        <style:text-properties fo:color="#000000" fo:font-size="100%"/>
      </text:list-level-style-number>
      <text:list-level-style-number text:level="4" style:num-format="1" style:num-suffix=")">
        <style:list-level-properties text:space-before="1.75in"/>
        <style:text-properties fo:color="#000000" fo:font-size="100%"/>
      </text:list-level-style-number>
      <text:list-level-style-number text:level="5" style:num-format="1" style:num-suffix=")">
        <style:list-level-properties text:space-before="2.25in"/>
        <style:text-properties fo:color="#000000" fo:font-size="100%"/>
      </text:list-level-style-number>
      <text:list-level-style-number text:level="6" style:num-format="1" style:num-suffix=")">
        <style:list-level-properties text:space-before="2.75in"/>
        <style:text-properties fo:color="#000000" fo:font-size="100%"/>
      </text:list-level-style-number>
      <text:list-level-style-number text:level="7" style:num-format="1" style:num-suffix=")">
        <style:list-level-properties text:space-before="3.25in"/>
        <style:text-properties fo:color="#000000" fo:font-size="100%"/>
      </text:list-level-style-number>
      <text:list-level-style-number text:level="8" style:num-format="1" style:num-suffix=")">
        <style:list-level-properties text:space-before="3.75in"/>
        <style:text-properties fo:color="#000000" fo:font-size="100%"/>
      </text:list-level-style-number>
      <text:list-level-style-number text:level="9" style:num-format="1" style:num-suffix=")">
        <style:list-level-properties text:space-before="4.25in"/>
        <style:text-properties fo:color="#000000" fo:font-size="100%"/>
      </text:list-level-style-number>
    </text:list-style>
    <text:list-style style:name="a697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710">
      <text:list-level-style-number text:level="1" style:num-format="1" style:num-suffix=")">
        <style:list-level-properties text:space-before="0in"/>
        <style:text-properties fo:color="#000000" fo:font-size="100%"/>
      </text:list-level-style-number>
      <text:list-level-style-number text:level="2" style:num-format="1" style:num-suffix=")">
        <style:list-level-properties text:space-before="0.75in"/>
        <style:text-properties fo:color="#000000" fo:font-size="100%"/>
      </text:list-level-style-number>
      <text:list-level-style-number text:level="3" style:num-format="1" style:num-suffix=")">
        <style:list-level-properties text:space-before="1.25in"/>
        <style:text-properties fo:color="#000000" fo:font-size="100%"/>
      </text:list-level-style-number>
      <text:list-level-style-number text:level="4" style:num-format="1" style:num-suffix=")">
        <style:list-level-properties text:space-before="1.75in"/>
        <style:text-properties fo:color="#000000" fo:font-size="100%"/>
      </text:list-level-style-number>
      <text:list-level-style-number text:level="5" style:num-format="1" style:num-suffix=")">
        <style:list-level-properties text:space-before="2.25in"/>
        <style:text-properties fo:color="#000000" fo:font-size="100%"/>
      </text:list-level-style-number>
      <text:list-level-style-number text:level="6" style:num-format="1" style:num-suffix=")">
        <style:list-level-properties text:space-before="2.75in"/>
        <style:text-properties fo:color="#000000" fo:font-size="100%"/>
      </text:list-level-style-number>
      <text:list-level-style-number text:level="7" style:num-format="1" style:num-suffix=")">
        <style:list-level-properties text:space-before="3.25in"/>
        <style:text-properties fo:color="#000000" fo:font-size="100%"/>
      </text:list-level-style-number>
      <text:list-level-style-number text:level="8" style:num-format="1" style:num-suffix=")">
        <style:list-level-properties text:space-before="3.75in"/>
        <style:text-properties fo:color="#000000" fo:font-size="100%"/>
      </text:list-level-style-number>
      <text:list-level-style-number text:level="9" style:num-format="1" style:num-suffix=")">
        <style:list-level-properties text:space-before="4.25in"/>
        <style:text-properties fo:color="#000000" fo:font-size="100%"/>
      </text:list-level-style-number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2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.75in"/>
        <style:text-properties fo:font-size="100%"/>
      </text:list-level-style-number>
      <text:list-level-style-number text:level="3" style:num-format="1" style:num-suffix=")">
        <style:list-level-properties text:space-before="1.25in"/>
        <style:text-properties fo:font-size="100%"/>
      </text:list-level-style-number>
      <text:list-level-style-number text:level="4" style:num-format="1" style:num-suffix=")">
        <style:list-level-properties text:space-before="1.75in"/>
        <style:text-properties fo:font-size="100%"/>
      </text:list-level-style-number>
      <text:list-level-style-number text:level="5" style:num-format="1" style:num-suffix=")">
        <style:list-level-properties text:space-before="2.25in"/>
        <style:text-properties fo:font-size="100%"/>
      </text:list-level-style-number>
      <text:list-level-style-number text:level="6" style:num-format="1" style:num-suffix=")">
        <style:list-level-properties text:space-before="2.75in"/>
        <style:text-properties fo:font-size="100%"/>
      </text:list-level-style-number>
      <text:list-level-style-number text:level="7" style:num-format="1" style:num-suffix=")">
        <style:list-level-properties text:space-before="3.25in"/>
        <style:text-properties fo:font-size="100%"/>
      </text:list-level-style-number>
      <text:list-level-style-number text:level="8" style:num-format="1" style:num-suffix=")">
        <style:list-level-properties text:space-before="3.75in"/>
        <style:text-properties fo:font-size="100%"/>
      </text:list-level-style-number>
      <text:list-level-style-number text:level="9" style:num-format="1" style:num-suffix=")">
        <style:list-level-properties text:space-before="4.25in"/>
        <style:text-properties fo:font-size="100%"/>
      </text:list-level-style-number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number text:level="1" style:num-format="1" style:num-suffix=")">
        <style:list-level-properties text:space-before="0in"/>
        <style:text-properties fo:color="#000000" fo:font-size="100%"/>
      </text:list-level-style-number>
      <text:list-level-style-number text:level="2" style:num-format="1" style:num-suffix=")">
        <style:list-level-properties text:space-before="0.75in"/>
        <style:text-properties fo:color="#000000" fo:font-size="100%"/>
      </text:list-level-style-number>
      <text:list-level-style-number text:level="3" style:num-format="1" style:num-suffix=")">
        <style:list-level-properties text:space-before="1.25in"/>
        <style:text-properties fo:color="#000000" fo:font-size="100%"/>
      </text:list-level-style-number>
      <text:list-level-style-number text:level="4" style:num-format="1" style:num-suffix=")">
        <style:list-level-properties text:space-before="1.75in"/>
        <style:text-properties fo:color="#000000" fo:font-size="100%"/>
      </text:list-level-style-number>
      <text:list-level-style-number text:level="5" style:num-format="1" style:num-suffix=")">
        <style:list-level-properties text:space-before="2.25in"/>
        <style:text-properties fo:color="#000000" fo:font-size="100%"/>
      </text:list-level-style-number>
      <text:list-level-style-number text:level="6" style:num-format="1" style:num-suffix=")">
        <style:list-level-properties text:space-before="2.75in"/>
        <style:text-properties fo:color="#000000" fo:font-size="100%"/>
      </text:list-level-style-number>
      <text:list-level-style-number text:level="7" style:num-format="1" style:num-suffix=")">
        <style:list-level-properties text:space-before="3.25in"/>
        <style:text-properties fo:color="#000000" fo:font-size="100%"/>
      </text:list-level-style-number>
      <text:list-level-style-number text:level="8" style:num-format="1" style:num-suffix=")">
        <style:list-level-properties text:space-before="3.75in"/>
        <style:text-properties fo:color="#000000" fo:font-size="100%"/>
      </text:list-level-style-number>
      <text:list-level-style-number text:level="9" style:num-format="1" style:num-suffix=")">
        <style:list-level-properties text:space-before="4.25in"/>
        <style:text-properties fo:color="#000000" fo:font-size="100%"/>
      </text:list-level-style-number>
    </text:list-style>
  </office:automatic-styles>
  <office:body>
    <office:presentation>
      <draw:page draw:name="page1" draw:style-name="a565" draw:master-page-name="Master1-Layout7-blank-ריק" presentation:presentation-page-layout-name="Master1-PPL7" draw:id="Slide-256">
        <draw:frame draw:id="id73" presentation:style-name="a568" draw:name="כותרת 1" svg:x="0.55118in" svg:y="0.5in" svg:width="9.92087in" svg:height="1.65394in" presentation:class="title" presentation:placeholder="false">
          <draw:text-box>
            <text:p text:style-name="a567" text:class-names="" text:cond-style-name=""><text:span text:style-name="a566" text:class-names="">מבוא לתיכנות מונחה עצמים – בקרת גירסאות</text:span></text:p>
          </draw:text-box>
          <svg:title/>
          <svg:desc/>
        </draw:frame>
        <presentation:notes draw:style-name="a574">
          <draw:frame draw:id="id74" draw:style-name="a571" draw:name="מציין מיקום של מספר שקופית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72" draw:name="מציין מיקום של תמונת שקופית 1">
            <svg:title/>
            <svg:desc/>
          </draw:page-thumbnail>
          <draw:frame draw:id="id76" presentation:style-name="a573" draw:name="מציין מיקום של הערות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ריק" presentation:presentation-page-layout-name="Master1-PPL7" draw:id="Slide-257">
        <draw:frame draw:id="id77" presentation:style-name="a579" draw:name="כותרת 1" svg:x="0.55118in" svg:y="0.32953in" svg:width="9.92087in" svg:height="1.38031in" presentation:class="title" presentation:placeholder="false">
          <draw:text-box>
            <text:p text:style-name="a578" text:class-names="" text:cond-style-name=""><text:span text:style-name="a576" text:class-names="">בקרת גירסאות<text:s text:c="1"/></text:span><text:span text:style-name="a577" text:class-names="">– למה צריך את זה?</text:span></text:p>
          </draw:text-box>
          <svg:title/>
          <svg:desc/>
        </draw:frame>
        <draw:frame draw:id="id78" draw:style-name="a582" draw:name="TextBox 2" svg:x="5.47638in" svg:y="4.05433in" svg:width="0.19764in" svg:height="0.46732in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9" presentation:style-name="a600" draw:name="מציין מיקום טקסט 3" svg:x="0.5626in" svg:y="1.4in" svg:width="9.92087in" svg:height="6.5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3" text:class-names="">התוכנה שלנו עבדה טוב, ואז שינינו בה משהו והיא הפסיקה לעבוד... מערכת בקרת גירסאות שומרת<text:s text:c="1"/></text:span><text:span text:style-name="a584" text:class-names="">הסטוריה של גירסאות</text:span><text:span text:style-name="a585" text:class-names=""><text:s text:c="1"/>ומאפשרת לנו לחזור אחורה לזמן שבו התוכנה עבדה.</text:span></text:p>
              </text:list-item>
            </text:list>
            <text:list text:style-name="a594">
              <text:list-item>
                <text:p text:style-name="a593" text:class-names="" text:cond-style-name=""><text:span text:style-name="a588" text:class-names="">פיתחנו תוכנה, אנשים משתמשים בה, ואנחנו רוצים להמשיך ולפתח אותה בלי להפריע למשתמשים. מערכת בקרת גירסאות מאפשרת למשתמשים שלנו להוריד<text:s text:c="1"/></text:span><text:span text:style-name="a589" text:class-names="">גירסה יציבה,</text:span><text:span text:style-name="a590" text:class-names=""><text:s text:c="1"/>ובמקביל מאפשרת לנו להמשיך לעבוד על<text:s text:c="1"/></text:span><text:span text:style-name="a591" text:class-names="">גירסה חדשה</text:span><text:span text:style-name="a592" text:class-names="">.</text:span></text:p>
              </text:list-item>
            </text:list>
            <text:list text:style-name="a599">
              <text:list-item>
                <text:p text:style-name="a598" text:class-names="" text:cond-style-name=""><text:span text:style-name="a595" text:class-names="">כמה מתכנתים עובדים ביחד על אותה תוכנה. כל מתכנת עובד על שינויים אחרים. מערכת בקרת גירסאות מאפשרת<text:s text:c="1"/></text:span><text:span text:style-name="a596" text:class-names="">למזג את כל השינויים</text:span><text:span text:style-name="a597" text:class-names=""><text:s text:c="1"/>לתוכנה אחת אחידה.</text:span></text:p>
              </text:list-item>
            </text:list>
          </draw:text-box>
          <svg:title/>
          <svg:desc/>
        </draw:frame>
        <draw:frame draw:id="id80" draw:style-name="a605" draw:name="TextBox 4" svg:x="1.1in" svg:y="5.4in" svg:width="9.38346in" svg:height="2.18425in">
          <draw:text-box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/></text:p>
          </draw:text-box>
          <svg:title/>
          <svg:desc/>
        </draw:frame>
        <presentation:notes draw:style-name="a611">
          <draw:frame draw:id="id81" draw:style-name="a608" draw:name="מציין מיקום של מספר שקופית 6" svg:x="4.67953in" svg:y="11.10827in" svg:width="3.5878in" svg:height="0.58425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09" draw:name="מציין מיקום של תמונת שקופית 1">
            <svg:title/>
            <svg:desc/>
          </draw:page-thumbnail>
          <draw:frame draw:id="id83" presentation:style-name="a610" draw:name="מציין מיקום של הערות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2" draw:master-page-name="Master1-Layout7-blank-ריק" presentation:presentation-page-layout-name="Master1-PPL7" draw:id="Slide-258">
        <draw:frame draw:id="id84" presentation:style-name="a616" draw:name="כותרת 1" svg:x="0.55118in" svg:y="0.32953in" svg:width="9.92087in" svg:height="1.38031in" presentation:class="title" presentation:placeholder="false">
          <draw:text-box>
            <text:p text:style-name="a615" text:class-names="" text:cond-style-name=""><text:span text:style-name="a613" text:class-names="">בקרת גירסאות<text:s text:c="1"/></text:span><text:span text:style-name="a614" text:class-names="">– מערכות קיימות</text:span></text:p>
          </draw:text-box>
          <svg:title/>
          <svg:desc/>
        </draw:frame>
        <draw:frame draw:id="id85" draw:style-name="a619" draw:name="TextBox 2" svg:x="5.47638in" svg:y="4.05433in" svg:width="0.19764in" svg:height="0.46732in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86" presentation:style-name="a657" draw:name="מציין מיקום טקסט 3" svg:x="0.5626in" svg:y="1.4in" svg:width="9.92087in" svg:height="6.5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0" text:class-names="">בקרת<text:s text:c="1"/></text:span><text:span text:style-name="a621" text:class-names="">גירסאות</text:span><text:span text:style-name="a622" text:class-names=""><text:s text:c="1"/>למסמכים בודדים:</text:span></text:p>
              </text:list-item>
            </text:list>
            <text:list text:style-name="a631">
              <text:list-item>
                <text:p text:style-name="a630" text:class-names="" text:cond-style-name=""><text:span text:style-name="a625" text:class-names="">מדיה-ויקי – לאתרים כגון ויקיפדיה,<text:s text:c="1"/></text:span><text:span text:style-name="a626" text:class-names="">ויקיטקסט</text:span><text:span text:style-name="a627" text:class-names="">,<text:s text:c="1"/></text:span><text:span text:style-name="a628" text:class-names="">ויקיספר</text:span><text:span text:style-name="a629" text:class-names="">.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גוגל דרייב – למסמכים של גוגל</text:span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דרופבוקס</text:span><text:span text:style-name="a636" text:class-names=""><text:s text:c="1"/>– לכל מסמך על המחשב שלכם</text:span></text:p>
              </text:list-item>
            </text:list>
            <text:list text:style-name="a643">
              <text:list-item>
                <text:p text:style-name="a642" text:class-names="" text:cond-style-name=""><text:span text:style-name="a639" text:class-names="">בקרת<text:s text:c="1"/></text:span><text:span text:style-name="a640" text:class-names="">גירסאות</text:span><text:span text:style-name="a641" text:class-names=""><text:s text:c="1"/>לקבוצות של מסמכים: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CV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Subversion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Mercury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GIT</text:span><text:span text:style-name="a654" text:class-names=""/></text:p>
              </text:list-item>
            </text:list>
          </draw:text-box>
          <svg:title/>
          <svg:desc/>
        </draw:frame>
        <presentation:notes draw:style-name="a663">
          <draw:frame draw:id="id87" draw:style-name="a660" draw:name="מציין מיקום של מספר שקופית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61" draw:name="מציין מיקום של תמונת שקופית 1">
            <svg:title/>
            <svg:desc/>
          </draw:page-thumbnail>
          <draw:frame draw:id="id89" presentation:style-name="a662" draw:name="מציין מיקום של הערות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4" draw:master-page-name="Master1-Layout7-blank-ריק" presentation:presentation-page-layout-name="Master1-PPL7" draw:id="Slide-259">
        <draw:frame draw:id="id90" presentation:style-name="a667" draw:name="כותרת 1" svg:x="0.55118in" svg:y="0.32953in" svg:width="9.92087in" svg:height="1.38031in" presentation:class="title" presentation:placeholder="false">
          <draw:text-box>
            <text:p text:style-name="a666" text:class-names="" text:cond-style-name=""><text:span text:style-name="a665" text:class-names="">תהליכי עבודה ב-git</text:span></text:p>
          </draw:text-box>
          <svg:title/>
          <svg:desc/>
        </draw:frame>
        <draw:frame draw:id="id91" draw:style-name="a670" draw:name="TextBox 2" svg:x="5.47638in" svg:y="4.05433in" svg:width="0.19764in" svg:height="0.46732in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2" presentation:style-name="a731" draw:name="מציין מיקום טקסט 3" svg:x="0.5626in" svg:y="1.4in" svg:width="9.92087in" svg:height="6.5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<text:s text:c="1"/></text:span><text:span text:style-name="a672" text:class-names="">יצירת מאגר חדש<text:s text:c="1"/></text:span><text:span text:style-name="a673" text:class-names="">(repository)</text:span></text:p>
              </text:list-item>
            </text:list>
            <text:list text:style-name="a682">
              <text:list-item>
                <text:p text:style-name="a681" text:class-names="" text:cond-style-name=""><text:span text:style-name="a676" text:class-names=""><text:s text:c="1"/></text:span><text:span text:style-name="a677" text:class-names="">יצירת<text:s text:c="1"/></text:span><text:span text:style-name="a678" text:class-names="">גירסה</text:span><text:span text:style-name="a679" text:class-names=""><text:s text:c="1"/>חדשה<text:s text:c="1"/></text:span><text:span text:style-name="a680" text:class-names="">(commit)</text:span></text:p>
              </text:list-item>
            </text:list>
            <text:list text:style-name="a690">
              <text:list-item>
                <text:p text:style-name="a689" text:class-names="" text:cond-style-name=""><text:span text:style-name="a683" text:class-names=""><text:s text:c="1"/></text:span><text:span text:style-name="a684" text:class-names="">צפיה</text:span><text:span text:style-name="a685" text:class-names=""><text:s text:c="1"/></text:span><text:span text:style-name="a686" text:class-names="">בגירסאות</text:span><text:span text:style-name="a687" text:class-names=""><text:s text:c="1"/>ישנות<text:s text:c="1"/></text:span><text:span text:style-name="a688" text:class-names="">(history, blame)</text:span></text:p>
              </text:list-item>
            </text:list>
            <text:list text:style-name="a697">
              <text:list-item>
                <text:p text:style-name="a696" text:class-names="" text:cond-style-name=""><text:span text:style-name="a691" text:class-names=""><text:s text:c="1"/></text:span><text:span text:style-name="a692" text:class-names="">שיבוט מאגר<text:s text:c="1"/></text:span><text:span text:style-name="a693" text:class-names="">רחוק למחשב<text:s text:c="1"/></text:span><text:span text:style-name="a694" text:class-names="">מקומי<text:s text:c="1"/></text:span><text:span text:style-name="a695" text:class-names="">(clone)</text:span></text:p>
              </text:list-item>
            </text:list>
            <text:list text:style-name="a704">
              <text:list-item>
                <text:p text:style-name="a703" text:class-names="" text:cond-style-name=""><text:span text:style-name="a698" text:class-names=""><text:s text:c="1"/></text:span><text:span text:style-name="a699" text:class-names="">חזרה<text:s text:c="1"/></text:span><text:span text:style-name="a700" text:class-names="">לגירסאות</text:span><text:span text:style-name="a701" text:class-names=""><text:s text:c="1"/>ישנות<text:s text:c="1"/></text:span><text:span text:style-name="a702" text:class-names="">(checkout)</text:span></text:p>
              </text:list-item>
            </text:list>
            <text:list text:style-name="a710">
              <text:list-item>
                <text:p text:style-name="a709" text:class-names="" text:cond-style-name=""><text:span text:style-name="a705" text:class-names=""><text:s text:c="1"/></text:span><text:span text:style-name="a706" text:class-names="">יצירת<text:s text:c="1"/></text:span><text:span text:style-name="a707" text:class-names="">ענפים על מחשב מקומי<text:s text:c="1"/></text:span><text:span text:style-name="a708" text:class-names="">(branch)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<text:s text:c="1"/></text:span><text:span text:style-name="a712" text:class-names="">מיזוג ענפים<text:s text:c="1"/></text:span><text:span text:style-name="a713" text:class-names="">(merge)</text:span></text:p>
              </text:list-item>
            </text:list>
            <text:list text:style-name="a720">
              <text:list-item>
                <text:p text:style-name="a719" text:class-names="" text:cond-style-name=""><text:span text:style-name="a716" text:class-names=""><text:s text:c="1"/></text:span><text:span text:style-name="a717" text:class-names="">התאמה בין עותקים של אותו מאגר<text:s text:c="1"/></text:span><text:span text:style-name="a718" text:class-names="">(push, pull)</text:span></text:p>
              </text:list-item>
            </text:list>
            <text:list text:style-name="a727">
              <text:list-item>
                <text:p text:style-name="a726" text:class-names="" text:cond-style-name=""><text:span text:style-name="a721" text:class-names=""><text:s text:c="1"/></text:span><text:span text:style-name="a722" text:class-names="">שיכפול מאגר של מישהו<text:s text:c="1"/></text:span><text:span text:style-name="a723" text:class-names="">אחר</text:span><text:span text:style-name="a724" text:class-names="">(fork)</text:span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  <presentation:notes draw:style-name="a737">
          <draw:frame draw:id="id93" draw:style-name="a734" draw:name="מציין מיקום של מספר שקופית 6" svg:x="4.67953in" svg:y="11.10827in" svg:width="3.5878in" svg:height="0.58425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735" draw:name="מציין מיקום של תמונת שקופית 1">
            <svg:title/>
            <svg:desc/>
          </draw:page-thumbnail>
          <draw:frame draw:id="id95" presentation:style-name="a736" draw:name="מציין מיקום של הערות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שקופית כותרת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כותרת ותוכן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כותרת מקטע עליונה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שני תכנים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השוואה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כותרת בלבד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ריק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תוכן עם כיתוב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תמונה עם כיתוב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כותרת וטקסט אנכי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כותרת אנכית וטקסט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achlieli CLM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מציין מיקום של כותרת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מציין מיקום טקסט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ערוך סגנונות טקסט של תבנית בסיס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רמה שניה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רמה חמישית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מציין מיקום של תאריך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מציין מיקום של כותרת תחתונה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מציין מיקום של מספר שקופית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מציין מיקום של תמונת שקופית 1">
          <svg:title/>
          <svg:desc/>
        </draw:page-thumbnail>
        <draw:frame draw:id="id6" presentation:style-name="a33" draw:name="מציין מיקום של הערות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מציין מיקום של כותרת עליונה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מציין מיקום של תאריך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מציין מיקום של כותרת תחתונה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מציין מיקום של מספר שקופית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שקופית-כותרת" style:page-layout-name="pageLayout1" draw:style-name="a47">
      <draw:frame draw:id="id11" presentation:style-name="a51" draw:name="כותרת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לחץ כדי לערוך סגנון כותרת של תבנית בסיס</text:span><text:span text:style-name="a49" text:class-names=""/></text:p>
        </draw:text-box>
        <svg:title/>
        <svg:desc/>
      </draw:frame>
      <draw:frame draw:id="id12" presentation:style-name="a55" draw:name="כותרת משנה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לחץ כדי לערוך סגנון כותרת משנה של תבנית בסיס</text:span><text:span text:style-name="a53" text:class-names=""/></text:p>
        </draw:text-box>
        <svg:title/>
        <svg:desc/>
      </draw:frame>
      <draw:frame draw:id="id13" presentation:style-name="a58" draw:name="מציין מיקום של תאריך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מציין מיקום של כותרת תחתונה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מציין מיקום של מספר שקופית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מציין מיקום של תמונת שקופית 1">
          <svg:title/>
          <svg:desc/>
        </draw:page-thumbnail>
        <draw:frame draw:id="id6" presentation:style-name="a69" draw:name="מציין מיקום של הערות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מציין מיקום של כותרת עליונה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מציין מיקום של תאריך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מציין מיקום של כותרת תחתונה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מציין מיקום של מספר שקופית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כותרת-ותוכן" style:page-layout-name="pageLayout1" draw:style-name="a83">
      <draw:frame draw:id="id16" presentation:style-name="a87" draw:name="כותרת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לחץ כדי לערוך סגנון כותרת של תבנית בסיס</text:span><text:span text:style-name="a85" text:class-names=""/></text:p>
        </draw:text-box>
        <svg:title/>
        <svg:desc/>
      </draw:frame>
      <draw:frame draw:id="id17" presentation:style-name="a103" draw:name="מציין מיקום תוכן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ערוך סגנונות טקסט של תבנית בסיס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רמה שניה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רמה חמישית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מציין מיקום של תאריך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מציין מיקום של כותרת תחתונה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מציין מיקום של מספר שקופית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מציין מיקום של תמונת שקופית 1">
          <svg:title/>
          <svg:desc/>
        </draw:page-thumbnail>
        <draw:frame draw:id="id6" presentation:style-name="a117" draw:name="מציין מיקום של הערות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מציין מיקום של כותרת עליונה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מציין מיקום של תאריך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מציין מיקום של כותרת תחתונה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מציין מיקום של מספר שקופית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כותרת-מקטע-עליונה" style:page-layout-name="pageLayout1" draw:style-name="a131">
      <draw:frame draw:id="id21" presentation:style-name="a135" draw:name="כותרת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לחץ כדי לערוך סגנון כותרת של תבנית בסיס</text:span><text:span text:style-name="a133" text:class-names=""/></text:p>
        </draw:text-box>
        <svg:title/>
        <svg:desc/>
      </draw:frame>
      <draw:frame draw:id="id22" presentation:style-name="a139" draw:name="מציין מיקום טקסט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ערוך סגנונות טקסט של תבנית בסיס</text:span></text:p>
            </text:list-item>
          </text:list>
        </draw:text-box>
        <svg:title/>
        <svg:desc/>
      </draw:frame>
      <draw:frame draw:id="id23" presentation:style-name="a142" draw:name="מציין מיקום של תאריך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מציין מיקום של כותרת תחתונה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מציין מיקום של מספר שקופית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מציין מיקום של תמונת שקופית 1">
          <svg:title/>
          <svg:desc/>
        </draw:page-thumbnail>
        <draw:frame draw:id="id6" presentation:style-name="a153" draw:name="מציין מיקום של הערות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מציין מיקום של כותרת עליונה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מציין מיקום של תאריך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מציין מיקום של כותרת תחתונה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מציין מיקום של מספר שקופית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שני-תכנים" style:page-layout-name="pageLayout1" draw:style-name="a167">
      <draw:frame draw:id="id26" presentation:style-name="a171" draw:name="כותרת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לחץ כדי לערוך סגנון כותרת של תבנית בסיס</text:span><text:span text:style-name="a169" text:class-names=""/></text:p>
        </draw:text-box>
        <svg:title/>
        <svg:desc/>
      </draw:frame>
      <draw:frame draw:id="id27" presentation:style-name="a187" draw:name="מציין מיקום תוכן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ערוך סגנונות טקסט של תבנית בסיס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רמה שניה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רמה חמישית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מציין מיקום תוכן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ערוך סגנונות טקסט של תבנית בסיס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רמה שניה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רמה חמישית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מציין מיקום של תאריך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מציין מיקום של כותרת תחתונה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מציין מיקום של מספר שקופית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מציין מיקום של תמונת שקופית 1">
          <svg:title/>
          <svg:desc/>
        </draw:page-thumbnail>
        <draw:frame draw:id="id6" presentation:style-name="a217" draw:name="מציין מיקום של הערות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מציין מיקום של כותרת עליונה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מציין מיקום של תאריך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מציין מיקום של כותרת תחתונה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מציין מיקום של מספר שקופית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השוואה" style:page-layout-name="pageLayout1" draw:style-name="a231">
      <draw:frame draw:id="id32" presentation:style-name="a235" draw:name="כותרת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לחץ כדי לערוך סגנון כותרת של תבנית בסיס</text:span><text:span text:style-name="a233" text:class-names=""/></text:p>
        </draw:text-box>
        <svg:title/>
        <svg:desc/>
      </draw:frame>
      <draw:frame draw:id="id33" presentation:style-name="a239" draw:name="מציין מיקום טקסט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ערוך סגנונות טקסט של תבנית בסיס</text:span></text:p>
            </text:list-item>
          </text:list>
        </draw:text-box>
        <svg:title/>
        <svg:desc/>
      </draw:frame>
      <draw:frame draw:id="id34" presentation:style-name="a255" draw:name="מציין מיקום תוכן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ערוך סגנונות טקסט של תבנית בסיס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רמה שניה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רמה חמישית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מציין מיקום טקסט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ערוך סגנונות טקסט של תבנית בסיס</text:span></text:p>
            </text:list-item>
          </text:list>
        </draw:text-box>
        <svg:title/>
        <svg:desc/>
      </draw:frame>
      <draw:frame draw:id="id36" presentation:style-name="a275" draw:name="מציין מיקום תוכן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ערוך סגנונות טקסט של תבנית בסיס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רמה שניה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רמה חמישית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מציין מיקום של תאריך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מציין מיקום של כותרת תחתונה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מציין מיקום של מספר שקופית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מציין מיקום של תמונת שקופית 1">
          <svg:title/>
          <svg:desc/>
        </draw:page-thumbnail>
        <draw:frame draw:id="id6" presentation:style-name="a289" draw:name="מציין מיקום של הערות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מציין מיקום של כותרת עליונה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מציין מיקום של תאריך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מציין מיקום של כותרת תחתונה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מציין מיקום של מספר שקופית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כותרת-בלבד" style:page-layout-name="pageLayout1" draw:style-name="a303">
      <draw:frame draw:id="id40" presentation:style-name="a307" draw:name="כותרת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לחץ כדי לערוך סגנון כותרת של תבנית בסיס</text:span><text:span text:style-name="a305" text:class-names=""/></text:p>
        </draw:text-box>
        <svg:title/>
        <svg:desc/>
      </draw:frame>
      <draw:frame draw:id="id41" presentation:style-name="a310" draw:name="מציין מיקום של תאריך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מציין מיקום של כותרת תחתונה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מציין מיקום של מספר שקופית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מציין מיקום של תמונת שקופית 1">
          <svg:title/>
          <svg:desc/>
        </draw:page-thumbnail>
        <draw:frame draw:id="id6" presentation:style-name="a321" draw:name="מציין מיקום של הערות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מציין מיקום של כותרת עליונה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מציין מיקום של תאריך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מציין מיקום של כותרת תחתונה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מציין מיקום של מספר שקופית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ריק" style:page-layout-name="pageLayout1" draw:style-name="a335">
      <draw:frame draw:id="id44" presentation:style-name="a338" draw:name="מציין מיקום של תאריך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מציין מיקום של כותרת תחתונה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מציין מיקום של מספר שקופית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מציין מיקום של תמונת שקופית 1">
          <svg:title/>
          <svg:desc/>
        </draw:page-thumbnail>
        <draw:frame draw:id="id6" presentation:style-name="a349" draw:name="מציין מיקום של הערות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מציין מיקום של כותרת עליונה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מציין מיקום של תאריך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מציין מיקום של כותרת תחתונה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מציין מיקום של מספר שקופית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תוכן-עם-כיתוב" style:page-layout-name="pageLayout1" draw:style-name="a363">
      <draw:frame draw:id="id47" presentation:style-name="a367" draw:name="כותרת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לחץ כדי לערוך סגנון כותרת של תבנית בסיס</text:span><text:span text:style-name="a365" text:class-names=""/></text:p>
        </draw:text-box>
        <svg:title/>
        <svg:desc/>
      </draw:frame>
      <draw:frame draw:id="id48" presentation:style-name="a383" draw:name="מציין מיקום תוכן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ערוך סגנונות טקסט של תבנית בסיס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רמה שניה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רמה חמישית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מציין מיקום טקסט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ערוך סגנונות טקסט של תבנית בסיס</text:span></text:p>
            </text:list-item>
          </text:list>
        </draw:text-box>
        <svg:title/>
        <svg:desc/>
      </draw:frame>
      <draw:frame draw:id="id50" presentation:style-name="a390" draw:name="מציין מיקום של תאריך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מציין מיקום של כותרת תחתונה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מציין מיקום של מספר שקופית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מציין מיקום של תמונת שקופית 1">
          <svg:title/>
          <svg:desc/>
        </draw:page-thumbnail>
        <draw:frame draw:id="id6" presentation:style-name="a401" draw:name="מציין מיקום של הערות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מציין מיקום של כותרת עליונה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מציין מיקום של תאריך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מציין מיקום של כותרת תחתונה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מציין מיקום של מספר שקופית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תמונה-עם-כיתוב" style:page-layout-name="pageLayout1" draw:style-name="a415">
      <draw:frame draw:id="id53" presentation:style-name="a419" draw:name="כותרת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לחץ כדי לערוך סגנון כותרת של תבנית בסיס</text:span><text:span text:style-name="a417" text:class-names=""/></text:p>
        </draw:text-box>
        <svg:title/>
        <svg:desc/>
      </draw:frame>
      <draw:frame draw:id="id54" presentation:style-name="a422" draw:name="מציין מיקום של תמונה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מציין מיקום טקסט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ערוך סגנונות טקסט של תבנית בסיס</text:span></text:p>
            </text:list-item>
          </text:list>
        </draw:text-box>
        <svg:title/>
        <svg:desc/>
      </draw:frame>
      <draw:frame draw:id="id56" presentation:style-name="a429" draw:name="מציין מיקום של תאריך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מציין מיקום של כותרת תחתונה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מציין מיקום של מספר שקופית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מציין מיקום של תמונת שקופית 1">
          <svg:title/>
          <svg:desc/>
        </draw:page-thumbnail>
        <draw:frame draw:id="id6" presentation:style-name="a440" draw:name="מציין מיקום של הערות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מציין מיקום של כותרת עליונה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מציין מיקום של תאריך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מציין מיקום של כותרת תחתונה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מציין מיקום של מספר שקופית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כותרת-וטקסט-אנכי" style:page-layout-name="pageLayout1" draw:style-name="a454">
      <draw:frame draw:id="id59" presentation:style-name="a458" draw:name="כותרת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לחץ כדי לערוך סגנון כותרת של תבנית בסיס</text:span><text:span text:style-name="a456" text:class-names=""/></text:p>
        </draw:text-box>
        <svg:title/>
        <svg:desc/>
      </draw:frame>
      <draw:frame draw:id="id60" presentation:style-name="a475" draw:name="מציין מיקום של טקסט אנכי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ערוך סגנונות טקסט של תבנית בסיס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רמה שניה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רמה חמישית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מציין מיקום של תאריך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מציין מיקום של כותרת תחתונה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מציין מיקום של מספר שקופית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מציין מיקום של תמונת שקופית 1">
          <svg:title/>
          <svg:desc/>
        </draw:page-thumbnail>
        <draw:frame draw:id="id6" presentation:style-name="a489" draw:name="מציין מיקום של הערות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מציין מיקום של כותרת עליונה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מציין מיקום של תאריך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מציין מיקום של כותרת תחתונה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מציין מיקום של מספר שקופית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כותרת-אנכית-וטקסט" style:page-layout-name="pageLayout1" draw:style-name="a503">
      <draw:frame draw:id="id64" presentation:style-name="a507" draw:name="כותרת אנכית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לחץ כדי לערוך סגנון כותרת של תבנית בסיס</text:span><text:span text:style-name="a505" text:class-names=""/></text:p>
        </draw:text-box>
        <svg:title/>
        <svg:desc/>
      </draw:frame>
      <draw:frame draw:id="id65" presentation:style-name="a524" draw:name="מציין מיקום של טקסט אנכי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ערוך סגנונות טקסט של תבנית בסיס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רמה שניה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רמה חמישית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מציין מיקום של תאריך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מציין מיקום של כותרת תחתונה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מציין מיקום של מספר שקופית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מציין מיקום של תמונת שקופית 1">
          <svg:title/>
          <svg:desc/>
        </draw:page-thumbnail>
        <draw:frame draw:id="id6" presentation:style-name="a538" draw:name="מציין מיקום של הערות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מציין מיקום של כותרת עליונה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מציין מיקום של תאריך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מציין מיקום של כותרת תחתונה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מציין מיקום של מספר שקופית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מציין מיקום של כותרת עליונה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מציין מיקום של תאריך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מציין מיקום של כותרת תחתונה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מציין מיקום של מספר שקופית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מבוא לתיכנות מונחה עצמים – בקרת גירסאות</dc:title>
    <dc:creator>Windows User</dc:creator>
    <meta:creation-date>2017-10-27T15:20:51Z</meta:creation-date>
    <dc:date>2017-11-13T10:32:28Z</dc:date>
    <meta:editing-cycles>215</meta:editing-cycles>
    <meta:editing-duration>PT187201S</meta:editing-duration>
    <meta:document-statistic meta:paragraph-count="29" meta:word-count="230"/>
  </office:meta>
</office:document-meta>
</file>